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4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37.61mm"/>
    </style:style>
    <style:style style:name="co6" style:family="table-column">
      <style:table-column-properties fo:break-before="auto" style:column-width="38.52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54.27mm"/>
    </style:style>
    <style:style style:name="co11" style:family="table-column">
      <style:table-column-properties fo:break-before="auto" style:column-width="53.48mm"/>
    </style:style>
    <style:style style:name="co12" style:family="table-column">
      <style:table-column-properties fo:break-before="auto" style:column-width="3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bf44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 style:rotation-align="none"/>
    </style:style>
    <style:style style:name="ce6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0.06pt solid #000000" fo:background-color="#72bf4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72bf4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d1c2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is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Monitor</text:p>
          </table:table-cell>
          <table:table-cell table:style-name="ce7" office:value-type="string" calcext:value-type="string">
            <text:p>Schrank</text:p>
          </table:table-cell>
          <table:table-cell table:style-name="ce7" office:value-type="string" calcext:value-type="string">
            <text:p>Tastatur</text:p>
          </table:table-cell>
          <table:table-cell table:style-name="ce7" office:value-type="string" calcext:value-type="string">
            <text:p>Computermaus</text:p>
          </table:table-cell>
          <table:table-cell table:style-name="ce7" office:value-type="string" calcext:value-type="string">
            <text:p>Whiteboard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Regal</text:p>
          </table:table-cell>
        </table:table-row>
        <table:table-row table:style-name="ro1">
          <table:table-cell table:style-name="ce7" office:value-type="string" calcext:value-type="string">
            <text:p>Stuh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uhl</text:p>
          </table:table-cell>
          <table:table-cell table:style-name="ce7" office:value-type="string" calcext:value-type="string">
            <text:p>Schreibtisch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Maus</text:p>
          </table:table-cell>
          <table:table-cell table:style-name="ce7" office:value-type="string" calcext:value-type="string">
            <text:p>Tastertur</text:p>
          </table:table-cell>
          <table:table-cell table:style-name="ce7" office:value-type="string" calcext:value-type="string">
            <text:p>Kaffeetasse</text:p>
          </table:table-cell>
          <table:table-cell table:style-name="ce7" office:value-type="string" calcext:value-type="string">
            <text:p>Dokumente</text:p>
          </table:table-cell>
          <table:table-cell table:style-name="ce7" office:value-type="string" calcext:value-type="string">
            <text:p>Bildschirm</text:p>
          </table:table-cell>
          <table:table-cell table:number-columns-repeated="2" table:style-name="ce7" office:value-type="string" calcext:value-type="string">
            <text:p>XXX</text:p>
          </table:table-cell>
        </table:table-row>
        <table:table-row table:style-name="ro1">
          <table:table-cell table:style-name="ce7"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top</text:p>
          </table:table-cell>
          <table:table-cell table:style-name="ce7"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Fenster</text:p>
          </table:table-cell>
          <table:table-cell table:style-name="ce7" office:value-type="string" calcext:value-type="string">
            <text:p>Notizblock</text:p>
          </table:table-cell>
          <table:table-cell table:style-name="ce7" office:value-type="string" calcext:value-type="string">
            <text:p>Bucher</text:p>
          </table:table-cell>
          <table:table-cell table:style-name="ce7" office:value-type="string" calcext:value-type="string">
            <text:p>Schreibtischunterlage</text:p>
          </table:table-cell>
          <table:table-cell table:style-name="ce7" office:value-type="string" calcext:value-type="string">
            <text:p>Kaffee</text:p>
          </table:table-cell>
          <table:table-cell table:style-name="ce7" office:value-type="string" calcext:value-type="string">
            <text:p>Maus</text:p>
          </table:table-cell>
          <table:table-cell table:style-name="ce7" office:value-type="string" calcext:value-type="string">
            <text:p>Lampe</text:p>
          </table:table-cell>
        </table:table-row>
        <table:table-row table:style-name="ro1">
          <table:table-cell table:style-name="ce7" office:value-type="string" calcext:value-type="string">
            <text:p>Comput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mputer</text:p>
          </table:table-cell>
          <table:table-cell table:style-name="ce7" office:value-type="string" calcext:value-type="string">
            <text:p>Fritzbox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Lampe</text:p>
          </table:table-cell>
          <table:table-cell table:style-name="ce7" office:value-type="string" calcext:value-type="string">
            <text:p>Regal</text:p>
          </table:table-cell>
          <table:table-cell table:style-name="ce7" office:value-type="string" calcext:value-type="string">
            <text:p>Kugelschreiber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Drucker</text:p>
          </table:table-cell>
        </table:table-row>
        <table:table-row table:style-name="ro1">
          <table:table-cell table:style-name="ce7" office:value-type="string" calcext:value-type="string">
            <text:p>Schreibtisc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Drehstuhl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Laptop</text:p>
          </table:table-cell>
          <table:table-cell table:style-name="ce7" office:value-type="string" calcext:value-type="string">
            <text:p>Maus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Scanner</text:p>
          </table:table-cell>
          <table:table-cell table:style-name="ce7" office:value-type="string" calcext:value-type="string">
            <text:p>Regale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Bücher</text:p>
          </table:table-cell>
        </table:table-row>
        <table:table-row table:style-name="ro1">
          <table:table-cell table:style-name="ce7" office:value-type="string" calcext:value-type="string">
            <text:p>Sitzgelegenhe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Schreibblock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Lampe</text:p>
          </table:table-cell>
          <table:table-cell table:style-name="ce7" office:value-type="string" calcext:value-type="string">
            <text:p>Schränke</text:p>
          </table:table-cell>
          <table:table-cell table:style-name="ce7" office:value-type="string" calcext:value-type="string">
            <text:p>Ohropa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P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Steckdosen</text:p>
          </table:table-cell>
          <table:table-cell table:style-name="ce7" office:value-type="string" calcext:value-type="string">
            <text:p>Kabel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Blätter</text:p>
          </table:table-cell>
          <table:table-cell table:style-name="ce7" office:value-type="string" calcext:value-type="string">
            <text:p>Regale</text:p>
          </table:table-cell>
          <table:table-cell table:style-name="ce7" office:value-type="string" calcext:value-type="string">
            <text:p>Aktenordner</text:p>
          </table:table-cell>
          <table:table-cell table:style-name="ce7" office:value-type="string" calcext:value-type="string">
            <text:p>Dekoobjekte</text:p>
          </table:table-cell>
        </table:table-row>
        <table:table-row table:style-name="ro1">
          <table:table-cell table:style-name="ce7" office:value-type="string" calcext:value-type="string">
            <text:p>Kugelschrei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Aktenschrank</text:p>
          </table:table-cell>
          <table:table-cell table:style-name="ce7" office:value-type="string" calcext:value-type="string">
            <text:p>Locher</text:p>
          </table:table-cell>
          <table:table-cell table:style-name="ce7" office:value-type="string" calcext:value-type="string">
            <text:p>Schere</text:p>
          </table:table-cell>
          <table:table-cell table:style-name="ce7" office:value-type="string" calcext:value-type="string">
            <text:p>Ordner</text:p>
          </table:table-cell>
          <table:table-cell table:style-name="ce7" office:value-type="string" calcext:value-type="string">
            <text:p>Schreibtischunterlage</text:p>
          </table:table-cell>
        </table:table-row>
        <table:table-row table:style-name="ro1">
          <table:table-cell table:style-name="ce7" office:value-type="string" calcext:value-type="string">
            <text:p>P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Schrank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Ablage</text:p>
          </table:table-cell>
          <table:table-cell table:style-name="ce7" office:value-type="string" calcext:value-type="string">
            <text:p>Kugelschreiber</text:p>
          </table:table-cell>
          <table:table-cell table:style-name="ce7" office:value-type="string" calcext:value-type="string">
            <text:p>Bleistift</text:p>
          </table:table-cell>
          <table:table-cell table:style-name="ce7" office:value-type="string" calcext:value-type="string">
            <text:p>Lineal</text:p>
          </table:table-cell>
        </table:table-row>
        <table:table-row table:style-name="ro1">
          <table:table-cell table:style-name="ce7" office:value-type="string" calcext:value-type="string">
            <text:p>Fritzbo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Schrank</text:p>
          </table:table-cell>
          <table:table-cell table:style-name="ce7" office:value-type="string" calcext:value-type="string">
            <text:p>Fenster</text:p>
          </table:table-cell>
          <table:table-cell table:style-name="ce7" office:value-type="string" calcext:value-type="string">
            <text:p>Kaffeemaschine</text:p>
          </table:table-cell>
          <table:table-cell table:style-name="ce7" office:value-type="string" calcext:value-type="string">
            <text:p>Heizung</text:p>
          </table:table-cell>
          <table:table-cell table:style-name="ce7" office:value-type="string" calcext:value-type="string">
            <text:p>Getranke</text:p>
          </table:table-cell>
          <table:table-cell table:style-name="ce7" office:value-type="string" calcext:value-type="string">
            <text:p>Cognac</text:p>
          </table:table-cell>
          <table:table-cell table:style-name="ce7" office:value-type="string" calcext:value-type="string">
            <text:p>Xxx</text:p>
          </table:table-cell>
        </table:table-row>
        <table:table-row table:style-name="ro1">
          <table:table-cell table:style-name="ce7" office:value-type="string" calcext:value-type="string">
            <text:p>Drehstu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tzgelegenheit</text:p>
          </table:table-cell>
          <table:table-cell table:style-name="ce7" office:value-type="string" calcext:value-type="string">
            <text:p>Licht</text:p>
          </table:table-cell>
          <table:table-cell table:style-name="ce7" office:value-type="string" calcext:value-type="string">
            <text:p>Tisch</text:p>
          </table:table-cell>
          <table:table-cell table:style-name="ce7" office:value-type="string" calcext:value-type="string">
            <text:p>Steckdosen</text:p>
          </table:table-cell>
          <table:table-cell table:style-name="ce7" office:value-type="string" calcext:value-type="string">
            <text:p>Regal/Schrank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Internetverbindung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Telefon</text:p>
          </table:table-cell>
        </table:table-row>
        <table:table-row table:style-name="ro1">
          <table:table-cell table:style-name="ce7" office:value-type="string" calcext:value-type="string">
            <text:p>Bürostuh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</text:p>
          </table:table-cell>
          <table:table-cell table:style-name="ce7" office:value-type="string" calcext:value-type="string">
            <text:p>Schreibtisch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Schreibutensilien</text:p>
          </table:table-cell>
          <table:table-cell table:style-name="ce7" office:value-type="string" calcext:value-type="string">
            <text:p>Schreibtischstuhl</text:p>
          </table:table-cell>
          <table:table-cell table:style-name="ce7" office:value-type="string" calcext:value-type="string">
            <text:p>Schreibtischlampe</text:p>
          </table:table-cell>
          <table:table-cell table:style-name="ce7" office:value-type="string" calcext:value-type="string">
            <text:p>Wasserflasche/ Glas</text:p>
          </table:table-cell>
          <table:table-cell table:style-name="ce7" office:value-type="string" calcext:value-type="string">
            <text:p>Internetrouter</text:p>
          </table:table-cell>
          <table:table-cell table:style-name="ce7" office:value-type="string" calcext:value-type="string">
            <text:p>Pflanzen</text:p>
          </table:table-cell>
          <table:table-cell table:style-name="ce7" office:value-type="string" calcext:value-type="string">
            <text:p>Maus</text:p>
          </table:table-cell>
        </table:table-row>
        <table:table-row table:style-name="ro1">
          <table:table-cell table:style-name="ce7" office:value-type="string" calcext:value-type="string">
            <text:p>Lich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Aktenordner</text:p>
          </table:table-cell>
          <table:table-cell table:style-name="ce7" office:value-type="string" calcext:value-type="string">
            <text:p>Taschenrechn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Locher</text:p>
          </table:table-cell>
          <table:table-cell table:style-name="ce7" office:value-type="string" calcext:value-type="string">
            <text:p>Tacker</text:p>
          </table:table-cell>
          <table:table-cell table:style-name="ce7" office:value-type="string" calcext:value-type="string">
            <text:p>Kaffeemaschine</text:p>
          </table:table-cell>
        </table:table-row>
        <table:table-row table:style-name="ro1">
          <table:table-cell table:style-name="ce7" office:value-type="string" calcext:value-type="string">
            <text:p>Tastat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W-Lan</text:p>
          </table:table-cell>
          <table:table-cell table:style-name="ce7" office:value-type="string" calcext:value-type="string">
            <text:p>Licht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Gummibaum</text:p>
          </table:table-cell>
        </table:table-row>
        <table:table-row table:style-name="ro1">
          <table:table-cell table:style-name="ce7" office:value-type="string" calcext:value-type="string">
            <text:p>Papi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Kalende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Mülleimer</text:p>
          </table:table-cell>
          <table:table-cell table:style-name="ce7" office:value-type="string" calcext:value-type="string">
            <text:p>Aktenordner</text:p>
          </table:table-cell>
          <table:table-cell table:style-name="ce7" office:value-type="string" calcext:value-type="string">
            <text:p>Aktenschrank</text:p>
          </table:table-cell>
          <table:table-cell table:style-name="ce7" office:value-type="string" calcext:value-type="string">
            <text:p>Locher</text:p>
          </table:table-cell>
        </table:table-row>
        <table:table-row table:style-name="ro1">
          <table:table-cell table:style-name="ce7" office:value-type="string" calcext:value-type="string">
            <text:p>Schreibtischstu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Schreibmittel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Ordner</text:p>
          </table:table-cell>
          <table:table-cell table:style-name="ce7" office:value-type="string" calcext:value-type="string">
            <text:p>Tacker</text:p>
          </table:table-cell>
          <table:table-cell table:style-name="ce7" office:value-type="string" calcext:value-type="string">
            <text:p>Locher</text:p>
          </table:table-cell>
        </table:table-row>
        <table:table-row table:style-name="ro1">
          <table:table-cell table:style-name="ce7" office:value-type="string" calcext:value-type="string">
            <text:p>Monit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table:style-name="ce7" office:value-type="string" calcext:value-type="string">
            <text:p>Tastatur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Terminkalender</text:p>
          </table:table-cell>
          <table:table-cell table:style-name="ce7" office:value-type="string" calcext:value-type="string">
            <text:p>Stift</text:p>
          </table:table-cell>
          <table:table-cell table:style-name="ce7" office:value-type="string" calcext:value-type="string">
            <text:p>Block</text:p>
          </table:table-cell>
          <table:table-cell table:style-name="ce7" office:value-type="string" calcext:value-type="string">
            <text:p>Taschenrechner</text:p>
          </table:table-cell>
          <table:table-cell table:style-name="ce7" office:value-type="string" calcext:value-type="string">
            <text:p>Büroklammern</text:p>
          </table:table-cell>
          <table:table-cell table:style-name="ce7" office:value-type="string" calcext:value-type="string">
            <text:p>Textmarker</text:p>
          </table:table-cell>
          <table:table-cell table:style-name="ce7" office:value-type="string" calcext:value-type="string">
            <text:p>Schere</text:p>
          </table:table-cell>
        </table:table-row>
        <table:table-row table:style-name="ro1">
          <table:table-cell table:style-name="ce7" office:value-type="string" calcext:value-type="string">
            <text:p>Kal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Kalender</text:p>
          </table:table-cell>
          <table:table-cell table:style-name="ce7" office:value-type="string" calcext:value-type="string">
            <text:p>Schreibtischlampe</text:p>
          </table:table-cell>
          <table:table-cell table:style-name="ce7" office:value-type="string" calcext:value-type="string">
            <text:p>Kaffeemaschine</text:p>
          </table:table-cell>
          <table:table-cell table:style-name="ce7" office:value-type="string" calcext:value-type="string">
            <text:p>Pflanzen</text:p>
          </table:table-cell>
        </table:table-row>
        <table:table-row table:style-name="ro1">
          <table:table-cell table:style-name="ce7" office:value-type="string" calcext:value-type="string">
            <text:p>Telef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ugelschreiber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Tisch</text:p>
          </table:table-cell>
          <table:table-cell table:style-name="ce7" office:value-type="string" calcext:value-type="string">
            <text:p>Bildschirm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Locher</text:p>
          </table:table-cell>
          <table:table-cell table:style-name="ce7" office:value-type="string" calcext:value-type="string">
            <text:p>Büroklammern</text:p>
          </table:table-cell>
          <table:table-cell table:style-name="ce7" office:value-type="string" calcext:value-type="string">
            <text:p>Kalender</text:p>
          </table:table-cell>
          <table:table-cell table:style-name="ce7" office:value-type="string" calcext:value-type="string">
            <text:p>Steckdosen</text:p>
          </table:table-cell>
        </table:table-row>
        <table:table-row table:style-name="ro1">
          <table:table-cell table:style-name="ce7" office:value-type="string" calcext:value-type="string">
            <text:p>Schran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Schreibtischstuhl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Uhr</text:p>
          </table:table-cell>
          <table:table-cell table:style-name="ce7" office:value-type="string" calcext:value-type="string">
            <text:p>Papierkorb</text:p>
          </table:table-cell>
          <table:table-cell table:style-name="ce7" office:value-type="string" calcext:value-type="string">
            <text:p>Locher</text:p>
          </table:table-cell>
          <table:table-cell table:style-name="ce7" office:value-type="string" calcext:value-type="string">
            <text:p>Schreibtischlampe</text:p>
          </table:table-cell>
          <table:table-cell table:style-name="ce7" office:value-type="string" calcext:value-type="string">
            <text:p>Kaffeeautomat</text:p>
          </table:table-cell>
        </table:table-row>
        <table:table-row table:style-name="ro1">
          <table:table-cell table:style-name="ce7" office:value-type="string" calcext:value-type="string">
            <text:p>Stif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mputer</text:p>
          </table:table-cell>
          <table:table-cell table:style-name="ce7" office:value-type="string" calcext:value-type="string">
            <text:p>Schreib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Lampe</text:p>
          </table:table-cell>
          <table:table-cell table:style-name="ce7" office:value-type="string" calcext:value-type="string">
            <text:p>Regale</text:p>
          </table:table-cell>
          <table:table-cell table:style-name="ce7" office:value-type="string" calcext:value-type="string">
            <text:p>Aktenordner</text:p>
          </table:table-cell>
          <table:table-cell table:style-name="ce7" office:value-type="string" calcext:value-type="string">
            <text:p>Schreibutensilien</text:p>
          </table:table-cell>
          <table:table-cell table:style-name="ce7" office:value-type="string" calcext:value-type="string">
            <text:p>Uhr</text:p>
          </table:table-cell>
          <table:table-cell table:style-name="ce7" office:value-type="string" calcext:value-type="string">
            <text:p>Taschenrechner</text:p>
          </table:table-cell>
          <table:table-cell table:style-name="ce7" office:value-type="string" calcext:value-type="string">
            <text:p>Bild</text:p>
          </table:table-cell>
        </table:table-row>
        <table:table-row table:style-name="ro1">
          <table:table-cell table:style-name="ce7" office:value-type="string" calcext:value-type="string">
            <text:p>Schreibmitt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table:style-name="ce7" office:value-type="string" calcext:value-type="string">
            <text:p>Tisch</text:p>
          </table:table-cell>
          <table:table-cell table:style-name="ce7" office:value-type="string" calcext:value-type="string">
            <text:p>Stuhl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Bilder von Familie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Fenster</text:p>
          </table:table-cell>
          <table:table-cell table:style-name="ce7" office:value-type="string" calcext:value-type="string">
            <text:p>Schrank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Stifte</text:p>
          </table:table-cell>
        </table:table-row>
        <table:table-row table:style-name="ro1">
          <table:table-cell table:style-name="ce7" office:value-type="string" calcext:value-type="string">
            <text:p>Ladekab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reibtisch</text:p>
          </table:table-cell>
          <table:table-cell table:style-name="ce7" office:value-type="string" calcext:value-type="string">
            <text:p>Bürostuhl</text:p>
          </table:table-cell>
          <table:table-cell table:style-name="ce7" office:value-type="string" calcext:value-type="string">
            <text:p>Schreibmittel</text:p>
          </table:table-cell>
          <table:table-cell table:style-name="ce7" office:value-type="string" calcext:value-type="string">
            <text:p>PC / Laptop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Aktenordner</text:p>
          </table:table-cell>
          <table:table-cell table:style-name="ce7" office:value-type="string" calcext:value-type="string">
            <text:p>Wasserspender</text:p>
          </table:table-cell>
          <table:table-cell table:style-name="ce7" office:value-type="string" calcext:value-type="string">
            <text:p>Pflanzen</text:p>
          </table:table-cell>
          <table:table-cell table:style-name="ce7" office:value-type="string" calcext:value-type="string">
            <text:p>Wasserkocher</text:p>
          </table:table-cell>
          <table:table-cell table:style-name="ce7" office:value-type="string" calcext:value-type="string">
            <text:p>Kaffeemaschine</text:p>
          </table:table-cell>
        </table:table-row>
        <table:table-row table:style-name="ro1">
          <table:table-cell table:style-name="ce7" office:value-type="string" calcext:value-type="string">
            <text:p>Stif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ptop</text:p>
          </table:table-cell>
          <table:table-cell table:style-name="ce7" office:value-type="string" calcext:value-type="string">
            <text:p>Monitor</text:p>
          </table:table-cell>
          <table:table-cell table:style-name="ce7" office:value-type="string" calcext:value-type="string">
            <text:p>Ladekabel</text:p>
          </table:table-cell>
          <table:table-cell table:style-name="ce7" office:value-type="string" calcext:value-type="string">
            <text:p>Telefon</text:p>
          </table:table-cell>
          <table:table-cell table:style-name="ce7" office:value-type="string" calcext:value-type="string">
            <text:p>Kaffee</text:p>
          </table:table-cell>
          <table:table-cell table:style-name="ce7" office:value-type="string" calcext:value-type="string">
            <text:p>Maus</text:p>
          </table:table-cell>
          <table:table-cell table:style-name="ce7" office:value-type="string" calcext:value-type="string">
            <text:p>Kopfhörer</text:p>
          </table:table-cell>
          <table:table-cell table:style-name="ce7" office:value-type="string" calcext:value-type="string">
            <text:p>Stifte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Büroklammer</text:p>
          </table:table-cell>
        </table:table-row>
        <table:table-row table:style-name="ro1">
          <table:table-cell table:style-name="ce7" office:value-type="string" calcext:value-type="string">
            <text:p>Ma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table:style-name="ce7" office:value-type="string" calcext:value-type="string">
            <text:p>Kalender</text:p>
          </table:table-cell>
          <table:table-cell table:style-name="ce7" office:value-type="string" calcext:value-type="string">
            <text:p>Stift</text:p>
          </table:table-cell>
          <table:table-cell table:style-name="ce7" office:value-type="string" calcext:value-type="string">
            <text:p>Papier</text:p>
          </table:table-cell>
          <table:table-cell table:style-name="ce7" office:value-type="string" calcext:value-type="string">
            <text:p>Drucker</text:p>
          </table:table-cell>
          <table:table-cell table:style-name="ce7" office:value-type="string" calcext:value-type="string">
            <text:p>Locher</text:p>
          </table:table-cell>
          <table:table-cell table:style-name="ce7" office:value-type="string" calcext:value-type="string">
            <text:p>Ordner</text:p>
          </table:table-cell>
          <table:table-cell table:style-name="ce7" office:value-type="string" calcext:value-type="string">
            <text:p>Wasser</text:p>
          </table:table-cell>
          <table:table-cell table:style-name="ce7" office:value-type="string" calcext:value-type="string">
            <text:p>Kuverts</text:p>
          </table:table-cell>
          <table:table-cell table:style-name="ce7" office:value-type="string" calcext:value-type="string">
            <text:p>Pflanzen</text:p>
          </table:table-cell>
        </table:table-row>
        <table:table-row table:style-name="ro1">
          <table:table-cell table:style-name="ce7" office:value-type="string" calcext:value-type="string">
            <text:p>Fenster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Schreibtisch</text:p>
          </table:table-cell>
          <table:table-cell table:style-name="ce8" office:value-type="string" calcext:value-type="string">
            <text:p>Schreibtischstuhl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Monitor</text:p>
          </table:table-cell>
          <table:table-cell table:style-name="ce8" office:value-type="string" calcext:value-type="string">
            <text:p>Telefon</text:p>
          </table:table-cell>
          <table:table-cell table:style-name="ce8" office:value-type="string" calcext:value-type="string">
            <text:p>Drucker</text:p>
          </table:table-cell>
          <table:table-cell table:style-name="ce8" office:value-type="string" calcext:value-type="string">
            <text:p>Lampe</text:p>
          </table:table-cell>
          <table:table-cell table:style-name="ce8" office:value-type="string" calcext:value-type="string">
            <text:p>Scanner</text:p>
          </table:table-cell>
          <table:table-cell table:style-name="ce8" office:value-type="string" calcext:value-type="string">
            <text:p>BüroSchrank</text:p>
          </table:table-cell>
          <table:table-cell table:style-name="ce8" office:value-type="string" calcext:value-type="string">
            <text:p>Stifte</text:p>
          </table:table-cell>
        </table:table-row>
        <table:table-row table:style-name="ro1">
          <table:table-cell table:style-name="ce7" office:value-type="string" calcext:value-type="string">
            <text:p>Steckdosen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Drucker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reibutensilien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Terminkalender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Lampe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PC / Laptop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Tastertur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Notizblock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reibblock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abel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Regal/Schrank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Aktenordner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-Lan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ildschirm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Regale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ilder von Famili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affee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affeetass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ucher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Aktenschrank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affeemaschine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reibtischlampe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Taschenrechner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lock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Uhr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Locher</text:p>
          </table:table-cell>
          <table:table-cell office:value-type="float" office:value="21" calcext:value-type="float">
            <text:p>21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7" office:value-type="string" calcext:value-type="string">
            <text:p>Computermau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Dokument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reibtischunterlag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Regal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anner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lätt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Heizung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Internetverbindung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asserflasche/ Gla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Mülleim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Papierkorb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asserspend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opfhör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Ordner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hiteboard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ränk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Sche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Getrank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Internetrouter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üroklammern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Pflanzen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asser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Ohropax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leistift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7" office:value-type="string" calcext:value-type="string">
            <text:p>Cognac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Tack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Textmarke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Wasserkoche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uvert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üroSchrank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üche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Dekoobjekt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Lineal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Gummibaum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Kaffeeautomat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il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Büroklamme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Sheet2" table:style-name="ta1">
        <table:table-column table:style-name="co8" table:default-cell-style-name="ce7"/>
        <table:table-row table:style-name="ro1">
          <table:table-cell office:value-type="string" calcext:value-type="string">
            <text:p>Blub</text:p>
          </table:table-cell>
        </table:table-row>
        <table:table-row table:style-name="ro1">
          <table:table-cell office:value-type="string" calcext:value-type="string">
            <text:p>Tisch</text:p>
          </table:table-cell>
        </table:table-row>
        <table:table-row table:style-name="ro1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>
          <table:table-cell office:value-type="string" calcext:value-type="string">
            <text:p>Sitzgelegenheit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>
          <table:table-cell office:value-type="string" calcext:value-type="string">
            <text:p>Kugelschreiber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Laptop</text:p>
          </table:table-cell>
        </table:table-row>
        <table:table-row table:style-name="ro1" table:visibility="filter">
          <table:table-cell office:value-type="string" calcext:value-type="string">
            <text:p>PC</text:p>
          </table:table-cell>
        </table:table-row>
        <table:table-row table:style-name="ro1" table:visibility="filter">
          <table:table-cell table:style-name="ce8"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>
          <table:table-cell office:value-type="string" calcext:value-type="string">
            <text:p>Fritzbox</text:p>
          </table:table-cell>
        </table:table-row>
        <table:table-row table:style-name="ro1">
          <table:table-cell office:value-type="string" calcext:value-type="string">
            <text:p>Drehstuhl</text:p>
          </table:table-cell>
        </table:table-row>
        <table:table-row table:style-name="ro1">
          <table:table-cell office:value-type="string" calcext:value-type="string">
            <text:p>Bürostuhl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Licht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Bürostuhl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Bürostuhl</text:p>
          </table:table-cell>
        </table:table-row>
        <table:table-row table:style-name="ro1" table:visibility="filter">
          <table:table-cell office:value-type="string" calcext:value-type="string">
            <text:p>Bürostuhl</text:p>
          </table:table-cell>
        </table:table-row>
        <table:table-row table:style-name="ro1">
          <table:table-cell office:value-type="string" calcext:value-type="string">
            <text:p>Tastatur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Schreibtischstuhl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Tisch</text:p>
          </table:table-cell>
        </table:table-row>
        <table:table-row table:style-name="ro1" table:visibility="filter">
          <table:table-cell office:value-type="string" calcext:value-type="string">
            <text:p>Bürostuhl</text:p>
          </table:table-cell>
        </table:table-row>
        <table:table-row table:style-name="ro1"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Kalender</text:p>
          </table:table-cell>
        </table:table-row>
        <table:table-row table:style-name="ro1" table:visibility="filter">
          <table:table-cell table:style-name="ce8" office:value-type="string" calcext:value-type="string">
            <text:p>Schreibtischstuhl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Schrank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Tisch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 table:visibility="filter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Schreibmittel</text:p>
          </table:table-cell>
        </table:table-row>
        <table:table-row table:style-name="ro1">
          <table:table-cell office:value-type="string" calcext:value-type="string">
            <text:p>Ladekabel</text:p>
          </table:table-cell>
        </table:table-row>
        <table:table-row table:style-name="ro1">
          <table:table-cell office:value-type="string" calcext:value-type="string">
            <text:p>Stift</text:p>
          </table:table-cell>
        </table:table-row>
        <table:table-row table:style-name="ro1" table:visibility="filter">
          <table:table-cell table:style-name="ce8" office:value-type="string" calcext:value-type="string">
            <text:p>PC</text:p>
          </table:table-cell>
        </table:table-row>
        <table:table-row table:style-name="ro1" table:visibility="filter"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Maus</text:p>
          </table:table-cell>
        </table:table-row>
        <table:table-row table:style-name="ro1">
          <table:table-cell office:value-type="string" calcext:value-type="string">
            <text:p>Fenster</text:p>
          </table:table-cell>
        </table:table-row>
        <table:table-row table:style-name="ro1" table:visibility="filter">
          <table:table-cell office:value-type="string" calcext:value-type="string">
            <text:p>Schreibtisch</text:p>
          </table:table-cell>
        </table:table-row>
        <table:table-row table:style-name="ro1" table:visibility="filter">
          <table:table-cell office:value-type="string" calcext:value-type="string">
            <text:p>Laptop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Steckdosen</text:p>
          </table:table-cell>
        </table:table-row>
        <table:table-row table:style-name="ro1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 table:visibility="filter">
          <table:table-cell office:value-type="string" calcext:value-type="string">
            <text:p>Schrank</text:p>
          </table:table-cell>
        </table:table-row>
        <table:table-row table:style-name="ro1" table:visibility="filter">
          <table:table-cell office:value-type="string" calcext:value-type="string">
            <text:p>Steckdosen</text:p>
          </table:table-cell>
        </table:table-row>
        <table:table-row table:style-name="ro1">
          <table:table-cell office:value-type="string" calcext:value-type="string">
            <text:p>Schreibutensilien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Terminkalender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Tisch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Lamp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>
          <table:table-cell office:value-type="string" calcext:value-type="string">
            <text:p>PC / Laptop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 table:visibility="filter">
          <table:table-cell table:style-name="ce8" office:value-type="string" calcext:value-type="string">
            <text:p>Monitor</text:p>
          </table:table-cell>
        </table:table-row>
        <table:table-row table:style-name="ro1" table:visibility="filter">
          <table:table-cell office:value-type="string" calcext:value-type="string">
            <text:p>Schrank</text:p>
          </table:table-cell>
        </table:table-row>
        <table:table-row table:style-name="ro1">
          <table:table-cell office:value-type="string" calcext:value-type="string">
            <text:p>Tastertur</text:p>
          </table:table-cell>
        </table:table-row>
        <table:table-row table:style-name="ro1">
          <table:table-cell office:value-type="string" calcext:value-type="string">
            <text:p>Notizblock</text:p>
          </table:table-cell>
        </table:table-row>
        <table:table-row table:style-name="ro1" table:visibility="filter">
          <table:table-cell office:value-type="string" calcext:value-type="string">
            <text:p>Bürostuhl</text:p>
          </table:table-cell>
        </table:table-row>
        <table:table-row table:style-name="ro1" table:visibility="filter">
          <table:table-cell office:value-type="string" calcext:value-type="string">
            <text:p>Maus</text:p>
          </table:table-cell>
        </table:table-row>
        <table:table-row table:style-name="ro1">
          <table:table-cell office:value-type="string" calcext:value-type="string">
            <text:p>Schreibblock</text:p>
          </table:table-cell>
        </table:table-row>
        <table:table-row table:style-name="ro1">
          <table:table-cell office:value-type="string" calcext:value-type="string">
            <text:p>Kabel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Regal/Schrank</text:p>
          </table:table-cell>
        </table:table-row>
        <table:table-row table:style-name="ro1" table:visibility="filter">
          <table:table-cell office:value-type="string" calcext:value-type="string">
            <text:p>Schreibtischstuhl</text:p>
          </table:table-cell>
        </table:table-row>
        <table:table-row table:style-name="ro1">
          <table:table-cell office:value-type="string" calcext:value-type="string">
            <text:p>Aktenordner</text:p>
          </table:table-cell>
        </table:table-row>
        <table:table-row table:style-name="ro1">
          <table:table-cell office:value-type="string" calcext:value-type="string">
            <text:p>W-Lan</text:p>
          </table:table-cell>
        </table:table-row>
        <table:table-row table:style-name="ro1" table:visibility="filter">
          <table:table-cell office:value-type="string" calcext:value-type="string">
            <text:p>Kalender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Stift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Bildschirm</text:p>
          </table:table-cell>
        </table:table-row>
        <table:table-row table:style-name="ro1" table:visibility="filter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Regale</text:p>
          </table:table-cell>
        </table:table-row>
        <table:table-row table:style-name="ro1">
          <table:table-cell office:value-type="string" calcext:value-type="string">
            <text:p>Bilder von Famili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>
          <table:table-cell office:value-type="string" calcext:value-type="string">
            <text:p>Kaffe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table:style-name="ce8"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Tastatur</text:p>
          </table:table-cell>
        </table:table-row>
        <table:table-row table:style-name="ro1">
          <table:table-cell office:value-type="string" calcext:value-type="string">
            <text:p>Kaffeetasse</text:p>
          </table:table-cell>
        </table:table-row>
        <table:table-row table:style-name="ro1">
          <table:table-cell office:value-type="string" calcext:value-type="string">
            <text:p>Bucher</text:p>
          </table:table-cell>
        </table:table-row>
        <table:table-row table:style-name="ro1" table:visibility="filter">
          <table:table-cell office:value-type="string" calcext:value-type="string">
            <text:p>Lamp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>
          <table:table-cell office:value-type="string" calcext:value-type="string">
            <text:p>Aktenschrank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Kaffeemaschine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Schreibtischlampe</text:p>
          </table:table-cell>
        </table:table-row>
        <table:table-row table:style-name="ro1">
          <table:table-cell office:value-type="string" calcext:value-type="string">
            <text:p>Taschenrechner</text:p>
          </table:table-cell>
        </table:table-row>
        <table:table-row table:style-name="ro1" table:visibility="filter">
          <table:table-cell office:value-type="string" calcext:value-type="string">
            <text:p>Licht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Schreibmittel</text:p>
          </table:table-cell>
        </table:table-row>
        <table:table-row table:style-name="ro1">
          <table:table-cell office:value-type="string" calcext:value-type="string">
            <text:p>Block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Uhr</text:p>
          </table:table-cell>
        </table:table-row>
        <table:table-row table:style-name="ro1" table:visibility="filter">
          <table:table-cell office:value-type="string" calcext:value-type="string">
            <text:p>Aktenordner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Aktenordner</text:p>
          </table:table-cell>
        </table:table-row>
        <table:table-row table:style-name="ro1" table:visibility="filter">
          <table:table-cell office:value-type="string" calcext:value-type="string">
            <text:p>Maus</text:p>
          </table:table-cell>
        </table:table-row>
        <table:table-row table:style-name="ro1">
          <table:table-cell office:value-type="string" calcext:value-type="string">
            <text:p>Locher</text:p>
          </table:table-cell>
        </table:table-row>
        <table:table-row table:style-name="ro1" table:visibility="filter">
          <table:table-cell table:style-name="ce8" office:value-type="string" calcext:value-type="string">
            <text:p>Drucker</text:p>
          </table:table-cell>
        </table:table-row>
        <table:table-row table:style-name="ro1">
          <table:table-cell office:value-type="string" calcext:value-type="string">
            <text:p>Computermaus</text:p>
          </table:table-cell>
        </table:table-row>
        <table:table-row table:style-name="ro1">
          <table:table-cell office:value-type="string" calcext:value-type="string">
            <text:p>Dokumente</text:p>
          </table:table-cell>
        </table:table-row>
        <table:table-row table:style-name="ro1">
          <table:table-cell office:value-type="string" calcext:value-type="string">
            <text:p>Schreibtischunterlage</text:p>
          </table:table-cell>
        </table:table-row>
        <table:table-row table:style-name="ro1"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canner</text:p>
          </table:table-cell>
        </table:table-row>
        <table:table-row table:style-name="ro1" table:visibility="filter">
          <table:table-cell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Blätter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>
          <table:table-cell office:value-type="string" calcext:value-type="string">
            <text:p>Ablage</text:p>
          </table:table-cell>
        </table:table-row>
        <table:table-row table:style-name="ro1">
          <table:table-cell office:value-type="string" calcext:value-type="string">
            <text:p>Heizung</text:p>
          </table:table-cell>
        </table:table-row>
        <table:table-row table:style-name="ro1">
          <table:table-cell office:value-type="string" calcext:value-type="string">
            <text:p>Internetverbindung</text:p>
          </table:table-cell>
        </table:table-row>
        <table:table-row table:style-name="ro1">
          <table:table-cell office:value-type="string" calcext:value-type="string">
            <text:p>Wasserflasche/ Glas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Mülleimer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 table:visibility="filter">
          <table:table-cell office:value-type="string" calcext:value-type="string">
            <text:p>Taschenrechner</text:p>
          </table:table-cell>
        </table:table-row>
        <table:table-row table:style-name="ro1" table:visibility="filter">
          <table:table-cell office:value-type="string" calcext:value-type="string">
            <text:p>Kalender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>
          <table:table-cell office:value-type="string" calcext:value-type="string">
            <text:p>Papierkorb</text:p>
          </table:table-cell>
        </table:table-row>
        <table:table-row table:style-name="ro1" table:visibility="filter">
          <table:table-cell office:value-type="string" calcext:value-type="string">
            <text:p>Schreibutensilien</text:p>
          </table:table-cell>
        </table:table-row>
        <table:table-row table:style-name="ro1" table:visibility="filter"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Wasserspender</text:p>
          </table:table-cell>
        </table:table-row>
        <table:table-row table:style-name="ro1">
          <table:table-cell office:value-type="string" calcext:value-type="string">
            <text:p>Kopfhörer</text:p>
          </table:table-cell>
        </table:table-row>
        <table:table-row table:style-name="ro1">
          <table:table-cell office:value-type="string" calcext:value-type="string">
            <text:p>Ordner</text:p>
          </table:table-cell>
        </table:table-row>
        <table:table-row table:style-name="ro1" table:visibility="filter">
          <table:table-cell table:style-name="ce8"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Whiteboard</text:p>
          </table:table-cell>
        </table:table-row>
        <table:table-row table:style-name="ro1" table:visibility="filter">
          <table:table-cell office:value-type="string" calcext:value-type="string">
            <text:p>Bildschirm</text:p>
          </table:table-cell>
        </table:table-row>
        <table:table-row table:style-name="ro1" table:visibility="filter">
          <table:table-cell office:value-type="string" calcext:value-type="string">
            <text:p>Kaffee</text:p>
          </table:table-cell>
        </table:table-row>
        <table:table-row table:style-name="ro1" table:visibility="filter">
          <table:table-cell office:value-type="string" calcext:value-type="string">
            <text:p>Kugelschreiber</text:p>
          </table:table-cell>
        </table:table-row>
        <table:table-row table:style-name="ro1" table:visibility="filter">
          <table:table-cell office:value-type="string" calcext:value-type="string">
            <text:p>Regale</text:p>
          </table:table-cell>
        </table:table-row>
        <table:table-row table:style-name="ro1">
          <table:table-cell office:value-type="string" calcext:value-type="string">
            <text:p>Schränke</text:p>
          </table:table-cell>
        </table:table-row>
        <table:table-row table:style-name="ro1" table:visibility="filter">
          <table:table-cell office:value-type="string" calcext:value-type="string">
            <text:p>Regale</text:p>
          </table:table-cell>
        </table:table-row>
        <table:table-row table:style-name="ro1">
          <table:table-cell office:value-type="string" calcext:value-type="string">
            <text:p>Schere</text:p>
          </table:table-cell>
        </table:table-row>
        <table:table-row table:style-name="ro1" table:visibility="filter">
          <table:table-cell office:value-type="string" calcext:value-type="string">
            <text:p>Kugelschreiber</text:p>
          </table:table-cell>
        </table:table-row>
        <table:table-row table:style-name="ro1">
          <table:table-cell office:value-type="string" calcext:value-type="string">
            <text:p>Getranke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>
          <table:table-cell office:value-type="string" calcext:value-type="string">
            <text:p>Internetrouter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 table:visibility="filter">
          <table:table-cell office:value-type="string" calcext:value-type="string">
            <text:p>Aktenordner</text:p>
          </table:table-cell>
        </table:table-row>
        <table:table-row table:style-name="ro1" table:visibility="filter">
          <table:table-cell office:value-type="string" calcext:value-type="string">
            <text:p>Ordner</text:p>
          </table:table-cell>
        </table:table-row>
        <table:table-row table:style-name="ro1">
          <table:table-cell office:value-type="string" calcext:value-type="string">
            <text:p>Büroklammern</text:p>
          </table:table-cell>
        </table:table-row>
        <table:table-row table:style-name="ro1" table:visibility="filter">
          <table:table-cell office:value-type="string" calcext:value-type="string">
            <text:p>Schreibtischlampe</text:p>
          </table:table-cell>
        </table:table-row>
        <table:table-row table:style-name="ro1" table:visibility="filter">
          <table:table-cell office:value-type="string" calcext:value-type="string">
            <text:p>Büroklammern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 table:visibility="filter">
          <table:table-cell office:value-type="string" calcext:value-type="string">
            <text:p>Uhr</text:p>
          </table:table-cell>
        </table:table-row>
        <table:table-row table:style-name="ro1" table:visibility="filter">
          <table:table-cell office:value-type="string" calcext:value-type="string">
            <text:p>Schrank</text:p>
          </table:table-cell>
        </table:table-row>
        <table:table-row table:style-name="ro1">
          <table:table-cell office:value-type="string" calcext:value-type="string">
            <text:p>Pflanzen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>
          <table:table-cell office:value-type="string" calcext:value-type="string">
            <text:p>Wasser</text:p>
          </table:table-cell>
        </table:table-row>
        <table:table-row table:style-name="ro1" table:visibility="filter">
          <table:table-cell table:style-name="ce8" office:value-type="string" calcext:value-type="string">
            <text:p>Scanner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Maus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Ohropax</text:p>
          </table:table-cell>
        </table:table-row>
        <table:table-row table:style-name="ro1" table:visibility="filter">
          <table:table-cell office:value-type="string" calcext:value-type="string">
            <text:p>Aktenordner</text:p>
          </table:table-cell>
        </table:table-row>
        <table:table-row table:style-name="ro1" table:visibility="filter">
          <table:table-cell office:value-type="string" calcext:value-type="string">
            <text:p>Ordner</text:p>
          </table:table-cell>
        </table:table-row>
        <table:table-row table:style-name="ro1">
          <table:table-cell office:value-type="string" calcext:value-type="string">
            <text:p>Bleistift</text:p>
          </table:table-cell>
        </table:table-row>
        <table:table-row table:style-name="ro1">
          <table:table-cell office:value-type="string" calcext:value-type="string">
            <text:p>Cognac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 table:visibility="filter">
          <table:table-cell office:value-type="string" calcext:value-type="string">
            <text:p>Pflanzen</text:p>
          </table:table-cell>
        </table:table-row>
        <table:table-row table:style-name="ro1">
          <table:table-cell office:value-type="string" calcext:value-type="string">
            <text:p>Tacker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Aktenschrank</text:p>
          </table:table-cell>
        </table:table-row>
        <table:table-row table:style-name="ro1" table:visibility="filter">
          <table:table-cell office:value-type="string" calcext:value-type="string">
            <text:p>Tacker</text:p>
          </table:table-cell>
        </table:table-row>
        <table:table-row table:style-name="ro1">
          <table:table-cell office:value-type="string" calcext:value-type="string">
            <text:p>Textmarker</text:p>
          </table:table-cell>
        </table:table-row>
        <table:table-row table:style-name="ro1" table:visibility="filter">
          <table:table-cell office:value-type="string" calcext:value-type="string">
            <text:p>Kaffeemaschine</text:p>
          </table:table-cell>
        </table:table-row>
        <table:table-row table:style-name="ro1" table:visibility="filter">
          <table:table-cell office:value-type="string" calcext:value-type="string">
            <text:p>Kalender</text:p>
          </table:table-cell>
        </table:table-row>
        <table:table-row table:style-name="ro1" table:visibility="filter">
          <table:table-cell office:value-type="string" calcext:value-type="string">
            <text:p>Schreibtischlampe</text:p>
          </table:table-cell>
        </table:table-row>
        <table:table-row table:style-name="ro1" table:visibility="filter">
          <table:table-cell office:value-type="string" calcext:value-type="string">
            <text:p>Taschenrechner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Wasserkocher</text:p>
          </table:table-cell>
        </table:table-row>
        <table:table-row table:style-name="ro1" table:visibility="filter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Kuverts</text:p>
          </table:table-cell>
        </table:table-row>
        <table:table-row table:style-name="ro1">
          <table:table-cell table:style-name="ce8" office:value-type="string" calcext:value-type="string">
            <text:p>BüroSchrank</text:p>
          </table:table-cell>
        </table:table-row>
        <table:table-row table:style-name="ro1" table:visibility="filter">
          <table:table-cell office:value-type="string" calcext:value-type="string">
            <text:p>Regal</text:p>
          </table:table-cell>
        </table:table-row>
        <table:table-row table:style-name="ro1" table:visibility="filter"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Lampe</text:p>
          </table:table-cell>
        </table:table-row>
        <table:table-row table:style-name="ro1" table:visibility="filter">
          <table:table-cell office:value-type="string" calcext:value-type="string">
            <text:p>Drucker</text:p>
          </table:table-cell>
        </table:table-row>
        <table:table-row table:style-name="ro1">
          <table:table-cell office:value-type="string" calcext:value-type="string">
            <text:p>Bücher</text:p>
          </table:table-cell>
        </table:table-row>
        <table:table-row table:style-name="ro1"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koobjekte</text:p>
          </table:table-cell>
        </table:table-row>
        <table:table-row table:style-name="ro1" table:visibility="filter">
          <table:table-cell office:value-type="string" calcext:value-type="string">
            <text:p>Schreibtischunterlage</text:p>
          </table:table-cell>
        </table:table-row>
        <table:table-row table:style-name="ro1">
          <table:table-cell office:value-type="string" calcext:value-type="string">
            <text:p>Lineal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Telefon</text:p>
          </table:table-cell>
        </table:table-row>
        <table:table-row table:style-name="ro1" table:visibility="filter">
          <table:table-cell office:value-type="string" calcext:value-type="string">
            <text:p>Maus</text:p>
          </table:table-cell>
        </table:table-row>
        <table:table-row table:style-name="ro1" table:visibility="filter">
          <table:table-cell office:value-type="string" calcext:value-type="string">
            <text:p>Kaffeemaschine</text:p>
          </table:table-cell>
        </table:table-row>
        <table:table-row table:style-name="ro1">
          <table:table-cell office:value-type="string" calcext:value-type="string">
            <text:p>Gummibaum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 table:visibility="filter">
          <table:table-cell office:value-type="string" calcext:value-type="string">
            <text:p>Locher</text:p>
          </table:table-cell>
        </table:table-row>
        <table:table-row table:style-name="ro1" table:visibility="filter">
          <table:table-cell office:value-type="string" calcext:value-type="string">
            <text:p>Schere</text:p>
          </table:table-cell>
        </table:table-row>
        <table:table-row table:style-name="ro1" table:visibility="filter">
          <table:table-cell office:value-type="string" calcext:value-type="string">
            <text:p>Pflanzen</text:p>
          </table:table-cell>
        </table:table-row>
        <table:table-row table:style-name="ro1" table:visibility="filter">
          <table:table-cell office:value-type="string" calcext:value-type="string">
            <text:p>Steckdosen</text:p>
          </table:table-cell>
        </table:table-row>
        <table:table-row table:style-name="ro1">
          <table:table-cell office:value-type="string" calcext:value-type="string">
            <text:p>Kaffeeautomat</text:p>
          </table:table-cell>
        </table:table-row>
        <table:table-row table:style-name="ro1">
          <table:table-cell office:value-type="string" calcext:value-type="string">
            <text:p>Bild</text:p>
          </table:table-cell>
        </table:table-row>
        <table:table-row table:style-name="ro1" table:visibility="filter">
          <table:table-cell office:value-type="string" calcext:value-type="string">
            <text:p>Stifte</text:p>
          </table:table-cell>
        </table:table-row>
        <table:table-row table:style-name="ro1" table:visibility="filter">
          <table:table-cell office:value-type="string" calcext:value-type="string">
            <text:p>Kaffeemaschine</text:p>
          </table:table-cell>
        </table:table-row>
        <table:table-row table:style-name="ro1">
          <table:table-cell office:value-type="string" calcext:value-type="string">
            <text:p>Büroklammer</text:p>
          </table:table-cell>
        </table:table-row>
        <table:table-row table:style-name="ro1" table:visibility="filter">
          <table:table-cell office:value-type="string" calcext:value-type="string">
            <text:p>Pflanzen</text:p>
          </table:table-cell>
        </table:table-row>
        <table:table-row table:style-name="ro1" table:visibility="filter">
          <table:table-cell table:style-name="ce8" office:value-type="string" calcext:value-type="string">
            <text:p>Stifte</text:p>
          </table:table-cell>
        </table:table-row>
      </table:table>
      <table:table table:name="Sheet3" table:style-name="ta1">
        <table:table-column table:style-name="co8" table:default-cell-style-name="ce7"/>
        <table:table-row table:style-name="ro1">
          <table:table-cell table:style-name="Default" office:value-type="string" calcext:value-type="string">
            <text:p>Objekte Buero</text:p>
          </table:table-cell>
        </table:table-row>
        <table:table-row table:style-name="ro1">
          <table:table-cell office:value-type="string" calcext:value-type="string">
            <text:p>Tisch</text:p>
          </table:table-cell>
        </table:table-row>
        <table:table-row table:style-name="ro1">
          <table:table-cell office:value-type="string" calcext:value-type="string">
            <text:p>Stuhl</text:p>
          </table:table-cell>
        </table:table-row>
        <table:table-row table:style-name="ro1"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Schreibtisch</text:p>
          </table:table-cell>
        </table:table-row>
        <table:table-row table:style-name="ro1">
          <table:table-cell office:value-type="string" calcext:value-type="string">
            <text:p>Sitzgelegenheit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Kugelschreiber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Fritzbox</text:p>
          </table:table-cell>
        </table:table-row>
        <table:table-row table:style-name="ro1">
          <table:table-cell office:value-type="string" calcext:value-type="string">
            <text:p>Drehstuhl</text:p>
          </table:table-cell>
        </table:table-row>
        <table:table-row table:style-name="ro1">
          <table:table-cell office:value-type="string" calcext:value-type="string">
            <text:p>Bürostuhl</text:p>
          </table:table-cell>
        </table:table-row>
        <table:table-row table:style-name="ro1">
          <table:table-cell office:value-type="string" calcext:value-type="string">
            <text:p>Licht</text:p>
          </table:table-cell>
        </table:table-row>
        <table:table-row table:style-name="ro1">
          <table:table-cell office:value-type="string" calcext:value-type="string">
            <text:p>Tastatur</text:p>
          </table:table-cell>
        </table:table-row>
        <table:table-row table:style-name="ro1"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Schreibtischstuhl</text:p>
          </table:table-cell>
        </table:table-row>
        <table:table-row table:style-name="ro1"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Kalender</text:p>
          </table:table-cell>
        </table:table-row>
        <table:table-row table:style-name="ro1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Schrank</text:p>
          </table:table-cell>
        </table:table-row>
        <table:table-row table:style-name="ro1">
          <table:table-cell office:value-type="string" calcext:value-type="string">
            <text:p>Stifte</text:p>
          </table:table-cell>
        </table:table-row>
        <table:table-row table:style-name="ro1">
          <table:table-cell office:value-type="string" calcext:value-type="string">
            <text:p>Schreibmittel</text:p>
          </table:table-cell>
        </table:table-row>
        <table:table-row table:style-name="ro1">
          <table:table-cell office:value-type="string" calcext:value-type="string">
            <text:p>Ladekabel</text:p>
          </table:table-cell>
        </table:table-row>
        <table:table-row table:style-name="ro1">
          <table:table-cell office:value-type="string" calcext:value-type="string">
            <text:p>Stift</text:p>
          </table:table-cell>
        </table:table-row>
        <table:table-row table:style-name="ro1">
          <table:table-cell office:value-type="string" calcext:value-type="string">
            <text:p>Maus</text:p>
          </table:table-cell>
        </table:table-row>
        <table:table-row table:style-name="ro1"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Steckdosen</text:p>
          </table:table-cell>
        </table:table-row>
        <table:table-row table:style-name="ro1">
          <table:table-cell office:value-type="string" calcext:value-type="string">
            <text:p>Drucker</text:p>
          </table:table-cell>
        </table:table-row>
        <table:table-row table:style-name="ro1">
          <table:table-cell office:value-type="string" calcext:value-type="string">
            <text:p>Schreibutensilien</text:p>
          </table:table-cell>
        </table:table-row>
        <table:table-row table:style-name="ro1">
          <table:table-cell office:value-type="string" calcext:value-type="string">
            <text:p>Terminkalender</text:p>
          </table:table-cell>
        </table:table-row>
        <table:table-row table:style-name="ro1">
          <table:table-cell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PC / Laptop</text:p>
          </table:table-cell>
        </table:table-row>
        <table:table-row table:style-name="ro1">
          <table:table-cell office:value-type="string" calcext:value-type="string">
            <text:p>Tastertur</text:p>
          </table:table-cell>
        </table:table-row>
        <table:table-row table:style-name="ro1">
          <table:table-cell office:value-type="string" calcext:value-type="string">
            <text:p>Notizblock</text:p>
          </table:table-cell>
        </table:table-row>
        <table:table-row table:style-name="ro1">
          <table:table-cell office:value-type="string" calcext:value-type="string">
            <text:p>Schreibblock</text:p>
          </table:table-cell>
        </table:table-row>
        <table:table-row table:style-name="ro1">
          <table:table-cell office:value-type="string" calcext:value-type="string">
            <text:p>Kabel</text:p>
          </table:table-cell>
        </table:table-row>
        <table:table-row table:style-name="ro1">
          <table:table-cell office:value-type="string" calcext:value-type="string">
            <text:p>Regal/Schrank</text:p>
          </table:table-cell>
        </table:table-row>
        <table:table-row table:style-name="ro1">
          <table:table-cell office:value-type="string" calcext:value-type="string">
            <text:p>Aktenordner</text:p>
          </table:table-cell>
        </table:table-row>
        <table:table-row table:style-name="ro1">
          <table:table-cell office:value-type="string" calcext:value-type="string">
            <text:p>W-Lan</text:p>
          </table:table-cell>
        </table:table-row>
        <table:table-row table:style-name="ro1">
          <table:table-cell office:value-type="string" calcext:value-type="string">
            <text:p>Bildschirm</text:p>
          </table:table-cell>
        </table:table-row>
        <table:table-row table:style-name="ro1">
          <table:table-cell office:value-type="string" calcext:value-type="string">
            <text:p>Regale</text:p>
          </table:table-cell>
        </table:table-row>
        <table:table-row table:style-name="ro1">
          <table:table-cell office:value-type="string" calcext:value-type="string">
            <text:p>Bilder von Familie</text:p>
          </table:table-cell>
        </table:table-row>
        <table:table-row table:style-name="ro1">
          <table:table-cell office:value-type="string" calcext:value-type="string">
            <text:p>Kaffee</text:p>
          </table:table-cell>
        </table:table-row>
        <table:table-row table:style-name="ro1">
          <table:table-cell office:value-type="string" calcext:value-type="string">
            <text:p>Kaffeetasse</text:p>
          </table:table-cell>
        </table:table-row>
        <table:table-row table:style-name="ro1">
          <table:table-cell office:value-type="string" calcext:value-type="string">
            <text:p>Bucher</text:p>
          </table:table-cell>
        </table:table-row>
        <table:table-row table:style-name="ro1">
          <table:table-cell office:value-type="string" calcext:value-type="string">
            <text:p>Aktenschrank</text:p>
          </table:table-cell>
        </table:table-row>
        <table:table-row table:style-name="ro1">
          <table:table-cell office:value-type="string" calcext:value-type="string">
            <text:p>Kaffeemaschine</text:p>
          </table:table-cell>
        </table:table-row>
        <table:table-row table:style-name="ro1">
          <table:table-cell office:value-type="string" calcext:value-type="string">
            <text:p>Schreibtischlampe</text:p>
          </table:table-cell>
        </table:table-row>
        <table:table-row table:style-name="ro1">
          <table:table-cell office:value-type="string" calcext:value-type="string">
            <text:p>Taschenrechner</text:p>
          </table:table-cell>
        </table:table-row>
        <table:table-row table:style-name="ro1"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hr</text:p>
          </table:table-cell>
        </table:table-row>
        <table:table-row table:style-name="ro1">
          <table:table-cell office:value-type="string" calcext:value-type="string">
            <text:p>Locher</text:p>
          </table:table-cell>
        </table:table-row>
        <table:table-row table:style-name="ro1">
          <table:table-cell office:value-type="string" calcext:value-type="string">
            <text:p>Computermaus</text:p>
          </table:table-cell>
        </table:table-row>
        <table:table-row table:style-name="ro1">
          <table:table-cell office:value-type="string" calcext:value-type="string">
            <text:p>Dokumente</text:p>
          </table:table-cell>
        </table:table-row>
        <table:table-row table:style-name="ro1">
          <table:table-cell office:value-type="string" calcext:value-type="string">
            <text:p>Schreibtischunterlage</text:p>
          </table:table-cell>
        </table:table-row>
        <table:table-row table:style-name="ro1"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lätter</text:p>
          </table:table-cell>
        </table:table-row>
        <table:table-row table:style-name="ro1">
          <table:table-cell office:value-type="string" calcext:value-type="string">
            <text:p>Ablage</text:p>
          </table:table-cell>
        </table:table-row>
        <table:table-row table:style-name="ro1">
          <table:table-cell office:value-type="string" calcext:value-type="string">
            <text:p>Heizung</text:p>
          </table:table-cell>
        </table:table-row>
        <table:table-row table:style-name="ro1">
          <table:table-cell office:value-type="string" calcext:value-type="string">
            <text:p>Internetverbindung</text:p>
          </table:table-cell>
        </table:table-row>
        <table:table-row table:style-name="ro1">
          <table:table-cell office:value-type="string" calcext:value-type="string">
            <text:p>Wasserflasche/ Glas</text:p>
          </table:table-cell>
        </table:table-row>
        <table:table-row table:style-name="ro1">
          <table:table-cell office:value-type="string" calcext:value-type="string">
            <text:p>Mülleimer</text:p>
          </table:table-cell>
        </table:table-row>
        <table:table-row table:style-name="ro1">
          <table:table-cell office:value-type="string" calcext:value-type="string">
            <text:p>Papierkorb</text:p>
          </table:table-cell>
        </table:table-row>
        <table:table-row table:style-name="ro1">
          <table:table-cell office:value-type="string" calcext:value-type="string">
            <text:p>Wasserspender</text:p>
          </table:table-cell>
        </table:table-row>
        <table:table-row table:style-name="ro1">
          <table:table-cell office:value-type="string" calcext:value-type="string">
            <text:p>Kopfhörer</text:p>
          </table:table-cell>
        </table:table-row>
        <table:table-row table:style-name="ro1">
          <table:table-cell office:value-type="string" calcext:value-type="string">
            <text:p>Ordner</text:p>
          </table:table-cell>
        </table:table-row>
        <table:table-row table:style-name="ro1">
          <table:table-cell office:value-type="string" calcext:value-type="string">
            <text:p>Whiteboard</text:p>
          </table:table-cell>
        </table:table-row>
        <table:table-row table:style-name="ro1">
          <table:table-cell office:value-type="string" calcext:value-type="string">
            <text:p>Schränke</text:p>
          </table:table-cell>
        </table:table-row>
        <table:table-row table:style-name="ro1">
          <table:table-cell office:value-type="string" calcext:value-type="string">
            <text:p>Schere</text:p>
          </table:table-cell>
        </table:table-row>
        <table:table-row table:style-name="ro1">
          <table:table-cell office:value-type="string" calcext:value-type="string">
            <text:p>Getranke</text:p>
          </table:table-cell>
        </table:table-row>
        <table:table-row table:style-name="ro1">
          <table:table-cell office:value-type="string" calcext:value-type="string">
            <text:p>Internetrouter</text:p>
          </table:table-cell>
        </table:table-row>
        <table:table-row table:style-name="ro1">
          <table:table-cell office:value-type="string" calcext:value-type="string">
            <text:p>Büroklammern</text:p>
          </table:table-cell>
        </table:table-row>
        <table:table-row table:style-name="ro1">
          <table:table-cell office:value-type="string" calcext:value-type="string">
            <text:p>Pflanzen</text:p>
          </table:table-cell>
        </table:table-row>
        <table:table-row table:style-name="ro1">
          <table:table-cell office:value-type="string" calcext:value-type="string">
            <text:p>Wasser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Ohropax</text:p>
          </table:table-cell>
        </table:table-row>
        <table:table-row table:style-name="ro1">
          <table:table-cell office:value-type="string" calcext:value-type="string">
            <text:p>Bleistift</text:p>
          </table:table-cell>
        </table:table-row>
        <table:table-row table:style-name="ro1">
          <table:table-cell office:value-type="string" calcext:value-type="string">
            <text:p>Cognac</text:p>
          </table:table-cell>
        </table:table-row>
        <table:table-row table:style-name="ro1">
          <table:table-cell office:value-type="string" calcext:value-type="string">
            <text:p>Tacker</text:p>
          </table:table-cell>
        </table:table-row>
        <table:table-row table:style-name="ro1">
          <table:table-cell office:value-type="string" calcext:value-type="string">
            <text:p>Textmarker</text:p>
          </table:table-cell>
        </table:table-row>
        <table:table-row table:style-name="ro1"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string" calcext:value-type="string">
            <text:p>Kuverts</text:p>
          </table:table-cell>
        </table:table-row>
        <table:table-row table:style-name="ro1">
          <table:table-cell table:style-name="ce8" office:value-type="string" calcext:value-type="string">
            <text:p>BüroSchrank</text:p>
          </table:table-cell>
        </table:table-row>
        <table:table-row table:style-name="ro1">
          <table:table-cell office:value-type="string" calcext:value-type="string">
            <text:p>Bücher</text:p>
          </table:table-cell>
        </table:table-row>
        <table:table-row table:style-name="ro1"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koobjekte</text:p>
          </table:table-cell>
        </table:table-row>
        <table:table-row table:style-name="ro1">
          <table:table-cell office:value-type="string" calcext:value-type="string">
            <text:p>Lineal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Gummibaum</text:p>
          </table:table-cell>
        </table:table-row>
        <table:table-row table:style-name="ro1">
          <table:table-cell office:value-type="string" calcext:value-type="string">
            <text:p>Kaffeeautomat</text:p>
          </table:table-cell>
        </table:table-row>
        <table:table-row table:style-name="ro1">
          <table:table-cell office:value-type="string" calcext:value-type="string">
            <text:p>Bild</text:p>
          </table:table-cell>
        </table:table-row>
        <table:table-row table:style-name="ro1">
          <table:table-cell office:value-type="string" calcext:value-type="string">
            <text:p>Büroklammer</text:p>
          </table:table-cell>
        </table:table-row>
      </table:table>
      <table:table table:name="Sheet4" table:style-name="ta1">
        <table:table-column table:style-name="co10" table:default-cell-style-name="ce7"/>
        <table:table-column table:style-name="co8" table:number-columns-repeated="5" table:default-cell-style-name="Default"/>
        <table:table-row table:style-name="ro1">
          <table:table-cell table:style-name="Default"/>
          <table:table-cell table:number-columns-repeated="4"/>
          <table:table-cell office:value-type="string" calcext:value-type="string">
            <text:p>Plural und Rechtschreibfehler streichen</text:p>
          </table:table-cell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tenordner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tenschrank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der von Famili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dschirm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ätt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istif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roklamm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üroSchran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ostuhl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gna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mau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koobjek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kument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hstuhl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cker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tzbox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k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mmiba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route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verbindu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ffe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ffeeautom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ffeemaschin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ffeet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ender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pfhör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gelschreiber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vert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ekabe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her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zblock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ropax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ner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korb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lanze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bblock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mittel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tisch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tischlamp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tischstuhl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tischunterlag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butensilie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zgelegenhei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ft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hl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k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chenrechner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tatu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kalend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mar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-La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flasche/ Gla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koch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spend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boar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5" table:style-name="ta1">
        <table:table-column table:style-name="co11" table:default-cell-style-name="ce7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chreibtisch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Stuhl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Drucker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tif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Bürostuhl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chreibtischstuh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ktenordne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alende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oche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astatu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ugelschreib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chreibmitt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reibutensilie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schenrechn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chreibtischlamp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tzgelegenhe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ldschir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rehstuh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ritzbo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ffe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ffeemasch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rdn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dekab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h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ktenschran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eroklamm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flanz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ann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erminkalend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lder von Famili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tizbloc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hreibbloc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-La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ffeetasse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hreibtischunterla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lät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putermau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kumente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netverbindu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pfhör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pierkor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e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c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sserflasche/ G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sserspen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tranke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nternetrou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hitebo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eisti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BüroSchran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gn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ver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hrop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xtmar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sserko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koobjek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mmiba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ffeeautom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6" table:style-name="ta1">
        <table:table-column table:style-name="co12" table:default-cell-style-name="ce7"/>
        <table:table-column table:style-name="co8" table:number-columns-repeated="22" table:default-cell-style-name="Default"/>
        <table:table-row table:style-name="ro1">
          <table:table-cell table:style-name="Default" office:value-type="string" calcext:value-type="string">
            <text:p>Offene Frage Auswertung</text:p>
          </table:table-cell>
          <table:table-cell table:number-columns-repeated="2"/>
          <table:table-cell office:value-type="string" calcext:value-type="string">
            <text:p>Vergleich zu Zählung</text:p>
          </table:table-cell>
          <table:table-cell table:number-columns-repeated="2"/>
          <table:table-cell office:value-type="string" calcext:value-type="string">
            <text:p>Vergleich zu geschlossene Frage</text:p>
          </table:table-cell>
          <table:table-cell table:number-columns-repeated="3"/>
          <table:table-cell office:value-type="string" calcext:value-type="string">
            <text:p>Abweichung Frage zu Zählung</text:p>
          </table:table-cell>
          <table:table-cell/>
          <table:table-cell table:style-name="ce14" office:value-type="string" calcext:value-type="string">
            <text:p>Vergleich zu CN5</text:p>
          </table:table-cell>
          <table:table-cell table:style-name="ce14"/>
          <table:table-cell table:number-columns-repeated="9"/>
        </table:table-row>
        <table:table-row table:style-name="ro1">
          <table:table-cell table:style-name="ce9" office:value-type="string" calcext:value-type="string">
            <text:p>Schreibtisch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0" office:value-type="string" calcext:value-type="string">
            <text:p>Monitor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mpute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2]-[.E4]" office:value-type="float" office:value="-2" calcext:value-type="float">
            <text:p>-2</text:p>
          </table:table-cell>
          <table:table-cell/>
          <table:table-cell table:style-name="ce15" office:value-type="string" calcext:value-type="string">
            <text:p>Buch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Computer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6" office:value-type="string" calcext:value-type="string">
            <text:p>Person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Stuhl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3]-[.E5]" office:value-type="float" office:value="-2" calcext:value-type="float">
            <text:p>-2</text:p>
          </table:table-cell>
          <table:table-cell/>
          <table:table-cell table:style-name="ce10" office:value-type="string" calcext:value-type="string">
            <text:p>Telefon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tuhl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6" office:value-type="string" calcext:value-type="string">
            <text:p>Lamp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Monito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4]-[.E8]" office:value-type="float" office:value="-4" calcext:value-type="float">
            <text:p>-4</text:p>
          </table:table-cell>
          <table:table-cell/>
          <table:table-cell table:style-name="ce10" office:value-type="string" calcext:value-type="string">
            <text:p>Stuhl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Telefon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Stuhl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Telefon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5]-[.E9]" office:value-type="float" office:value="-4" calcext:value-type="float">
            <text:p>-4</text:p>
          </table:table-cell>
          <table:table-cell/>
          <table:table-cell table:style-name="ce16" office:value-type="string" calcext:value-type="string">
            <text:p>Ordner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PC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10" office:value-type="string" calcext:value-type="string">
            <text:p>Tisc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Dokumente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6]-[.E10]" office:value-type="float" office:value="-4" calcext:value-type="float">
            <text:p>-4</text:p>
          </table:table-cell>
          <table:table-cell/>
          <table:table-cell table:style-name="ce10" office:value-type="string" calcext:value-type="string">
            <text:p>Computer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Drucker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6" office:value-type="string" calcext:value-type="string">
            <text:p>Dokumente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Maus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7]-[.E4]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rucker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Papier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Trennwand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Laptop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8]-[.E7]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us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tift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Tastatur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Tastatur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9]-[.E3]" office:value-type="float" office:value="6" calcext:value-type="float">
            <text:p>6</text:p>
          </table:table-cell>
          <table:table-cell/>
          <table:table-cell table:style-name="ce15" office:value-type="string" calcext:value-type="string">
            <text:p>Laptop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Bürostuhl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Mau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Drucker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10]-[.E6]" office:value-type="float" office:value="4" calcext:value-type="float">
            <text:p>4</text:p>
          </table:table-cell>
          <table:table-cell/>
          <table:table-cell table:style-name="ce15" office:value-type="string" calcext:value-type="string">
            <text:p>Dokumente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Tisch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Bild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Buch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1]-[.E11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Tastatur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" table:number-columns-repeated="2"/>
          <table:table-cell table:number-columns-repeated="7"/>
          <table:table-cell table:style-name="ce16" office:value-type="string" calcext:value-type="string">
            <text:p>Monitor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table:number-columns-repeated="7"/>
          <table:table-cell table:style-name="ce14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chreibtischstuhl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table:number-columns-repeated="7"/>
          <table:table-cell table:style-name="ce14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Aktenordne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Kalende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Loche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Tastatur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ugelschreiber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reibmittel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reibutensilien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schenrechner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reibtischlamp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Monitor</text:p>
          </table:table-cell>
          <table:table-cell table:style-name="ce6" office:value-type="string" calcext:value-type="string">
            <text:p>Tastatur</text:p>
          </table:table-cell>
          <table:table-cell table:style-name="ce6" office:value-type="string" calcext:value-type="string">
            <text:p>Dokumente</text:p>
          </table:table-cell>
          <table:table-cell table:style-name="ce6" office:value-type="string" calcext:value-type="string">
            <text:p>Laptop</text:p>
          </table:table-cell>
          <table:table-cell table:style-name="ce6" office:value-type="string" calcext:value-type="string">
            <text:p>Maus</text:p>
          </table:table-cell>
          <table:table-cell table:style-name="ce6" office:value-type="string" calcext:value-type="string">
            <text:p>Drucker</text:p>
          </table:table-cell>
          <table:table-cell table:style-name="ce6" office:value-type="string" calcext:value-type="string">
            <text:p>Computer</text:p>
          </table:table-cell>
          <table:table-cell table:style-name="ce18" office:value-type="string" calcext:value-type="string">
            <text:p>Ordner</text:p>
          </table:table-cell>
          <table:table-cell table:style-name="ce6" office:value-type="string" calcext:value-type="string">
            <text:p>Stuhl</text:p>
          </table:table-cell>
          <table:table-cell table:style-name="ce6" office:value-type="string" calcext:value-type="string">
            <text:p>Telefon</text:p>
          </table:table-cell>
          <table:table-cell table:style-name="ce6" office:value-type="string" calcext:value-type="string">
            <text:p>Buch</text:p>
          </table:table-cell>
        </table:table-row>
        <table:table-row table:style-name="ro1">
          <table:table-cell office:value-type="string" calcext:value-type="string">
            <text:p>Sitzgelegenheit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dschirm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rehstuhl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ritzbox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ffee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ffeemaschine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dner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dekabel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hr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ktenschrank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ueroklammer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flanzen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anner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rminkalender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ilder von Familie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uch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otizblock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reibblock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-Lan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ffeetas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reibtischunterlag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lätter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putermaus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kument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ternetverbindung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opfhörer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pierkorb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her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cker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sserflasche/ Glas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sserspender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rank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ternetrouter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hiteboard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leistift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8" office:value-type="string" calcext:value-type="string">
            <text:p>BüroSchrank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gnac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uverts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hropax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xtmarker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sserkocher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ild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koobjekt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ummibaum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ffeeautomat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neal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</table:table>
      <table:table table:name="Sheet7" table:style-name="ta1">
        <table:table-column table:style-name="co8" table:number-columns-repeated="5" table:default-cell-style-name="Default"/>
        <table:table-column table:style-name="co8" table:number-columns-repeated="2" table:default-cell-style-name="ce6"/>
        <table:table-column table:style-name="co8" table:number-columns-repeated="3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column table:style-name="co8" table:default-cell-style-name="ce6"/>
        <table:table-column table:style-name="co8" table:default-cell-style-name="Default"/>
        <table:table-row table:style-name="ro1">
          <table:table-cell table:number-columns-repeated="5"/>
          <table:table-cell office:value-type="string" calcext:value-type="string">
            <text:p>Monitor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Computer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rso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Stuhl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mpe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Monitor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Stuh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hl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Telefon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8" office:value-type="string" calcext:value-type="string">
            <text:p>Ord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sch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Dokumente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okument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aus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ruck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ennwand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Laptop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Ma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statur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Tastatur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u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Drucker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Dokumen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l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Buch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Tastat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  <table:table-cell table:style-name="ce17" office:value-type="string" calcext:value-type="string">
            <text:p>Monitor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Sheet1.C1:Sheet1.L27" table:orientation="column"/>
        <table:database-range table:name="__Anonymous_Sheet_DB__1" table:target-range-address="Sheet2.A1:Sheet2.A261">
          <table:filter table:condition-source-range-address="Sheet2.A1:Sheet2.A261" table:display-duplicates="false">
            <table:filter-or>
              <table:filter-condition table:field-number="0" table:value="Tisch" table:operator="="/>
              <table:filter-condition table:field-number="0" table:value="Stuhl" table:operator="="/>
              <table:filter-condition table:field-number="0" table:value="Laptop" table:operator="="/>
              <table:filter-condition table:field-number="0" table:value="Computer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Sitzgelegenheit" table:operator="="/>
              <table:filter-condition table:field-number="0" table:value="PC" table:operator="="/>
              <table:filter-condition table:field-number="0" table:value="Schreibtisch" table:operator="="/>
              <table:filter-condition table:field-number="0" table:value="Tisch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PC" table:operator="="/>
              <table:filter-condition table:field-number="0" table:value="Schreibtisch" table:operator="="/>
              <table:filter-condition table:field-number="0" table:value="Kugelschreiber" table:operator="="/>
              <table:filter-condition table:field-number="0" table:value="Schreibtisch" table:operator="="/>
              <table:filter-condition table:field-number="0" table:value="Computer" table:operator="="/>
              <table:filter-condition table:field-number="0" table:value="Pc" table:operator="="/>
              <table:filter-condition table:field-number="0" table:value="Schreibtisch" table:operator="="/>
              <table:filter-condition table:field-number="0" table:value="Laptop" table:operator="="/>
              <table:filter-condition table:field-number="0" table:value="PC" table:operator="="/>
              <table:filter-condition table:field-number="0" table:value="Schreibtisch" table:operator="="/>
              <table:filter-condition table:field-number="0" table:value="Stuhl" table:operator="="/>
              <table:filter-condition table:field-number="0" table:value="Schreibtisch" table:operator="="/>
              <table:filter-condition table:field-number="0" table:value="Schreibtisch" table:operator="="/>
              <table:filter-condition table:field-number="0" table:value="Fritzbox" table:operator="="/>
              <table:filter-condition table:field-number="0" table:value="Drehstuhl" table:operator="="/>
              <table:filter-condition table:field-number="0" table:value="Bürostuhl" table:operator="="/>
              <table:filter-condition table:field-number="0" table:value="Stuhl" table:operator="="/>
              <table:filter-condition table:field-number="0" table:value="Stuhl" table:operator="="/>
              <table:filter-condition table:field-number="0" table:value="Stuhl" table:operator="="/>
              <table:filter-condition table:field-number="0" table:value="Computer" table:operator="="/>
              <table:filter-condition table:field-number="0" table:value="Licht" table:operator="="/>
              <table:filter-condition table:field-number="0" table:value="Schreibtisch" table:operator="="/>
              <table:filter-condition table:field-number="0" table:value="Bürostuhl" table:operator="="/>
              <table:filter-condition table:field-number="0" table:value="Stuhl" table:operator="="/>
              <table:filter-condition table:field-number="0" table:value="Bürostuhl" table:operator="="/>
              <table:filter-condition table:field-number="0" table:value="Bürostuhl" table:operator="="/>
              <table:filter-condition table:field-number="0" table:value="Tastatur" table:operator="="/>
              <table:filter-condition table:field-number="0" table:value="Stuhl" table:operator="="/>
              <table:filter-condition table:field-number="0" table:value="Papier" table:operator="="/>
              <table:filter-condition table:field-number="0" table:value="Schreibtischstuhl" table:operator="="/>
              <table:filter-condition table:field-number="0" table:value="Schreibtisch" table:operator="="/>
              <table:filter-condition table:field-number="0" table:value="Tisch" table:operator="="/>
              <table:filter-condition table:field-number="0" table:value="Bürostuhl" table:operator="="/>
              <table:filter-condition table:field-number="0" table:value="Monitor" table:operator="="/>
              <table:filter-condition table:field-number="0" table:value="Kalender" table:operator="="/>
              <table:filter-condition table:field-number="0" table:value="Schreibtischstuhl" table:operator="="/>
              <table:filter-condition table:field-number="0" table:value="Computer" table:operator="="/>
              <table:filter-condition table:field-number="0" table:value="Computer" table:operator="="/>
              <table:filter-condition table:field-number="0" table:value="Stuhl" table:operator="="/>
              <table:filter-condition table:field-number="0" table:value="Telefon" table:operator="="/>
              <table:filter-condition table:field-number="0" table:value="Pc" table:operator="="/>
              <table:filter-condition table:field-number="0" table:value="Computer" table:operator="="/>
              <table:filter-condition table:field-number="0" table:value="Computer" table:operator="="/>
              <table:filter-condition table:field-number="0" table:value="Computer" table:operator="="/>
              <table:filter-condition table:field-number="0" table:value="Schrank" table:operator="="/>
              <table:filter-condition table:field-number="0" table:value="Stuhl" table:operator="="/>
              <table:filter-condition table:field-number="0" table:value="Tisch" table:operator="="/>
              <table:filter-condition table:field-number="0" table:value="Papier" table:operator="="/>
              <table:filter-condition table:field-number="0" table:value="Computer" table:operator="="/>
              <table:filter-condition table:field-number="0" table:value="PC" table:operator="="/>
              <table:filter-condition table:field-number="0" table:value="Computer" table:operator="="/>
              <table:filter-condition table:field-number="0" table:value="Computer" table:operator="="/>
              <table:filter-condition table:field-number="0" table:value="Telefon" table:operator="="/>
              <table:filter-condition table:field-number="0" table:value="Computer" table:operator="="/>
              <table:filter-condition table:field-number="0" table:value="Stuhl" table:operator="="/>
              <table:filter-condition table:field-number="0" table:value="Stifte" table:operator="="/>
              <table:filter-condition table:field-number="0" table:value="Stuhl" table:operator="="/>
              <table:filter-condition table:field-number="0" table:value="Stuhl" table:operator="="/>
              <table:filter-condition table:field-number="0" table:value="Schreibmittel" table:operator="="/>
              <table:filter-condition table:field-number="0" table:value="Ladekabel" table:operator="="/>
              <table:filter-condition table:field-number="0" table:value="Stift" table:operator="="/>
              <table:filter-condition table:field-number="0" table:value="PC" table:operator="="/>
              <table:filter-condition table:field-number="0" table:value="Monitor" table:operator="="/>
              <table:filter-condition table:field-number="0" table:value="Maus" table:operator="="/>
              <table:filter-condition table:field-number="0" table:value="Fenster" table:operator="="/>
              <table:filter-condition table:field-number="0" table:value="Schreibtisch" table:operator="="/>
              <table:filter-condition table:field-number="0" table:value="Laptop" table:operator="="/>
              <table:filter-condition table:field-number="0" table:value="Telefon" table:operator="="/>
              <table:filter-condition table:field-number="0" table:value="Steckdosen" table:operator="="/>
              <table:filter-condition table:field-number="0" table:value="Drucker" table:operator="="/>
              <table:filter-condition table:field-number="0" table:value="Computer" table:operator="="/>
              <table:filter-condition table:field-number="0" table:value="Schrank" table:operator="="/>
              <table:filter-condition table:field-number="0" table:value="Steckdosen" table:operator="="/>
              <table:filter-condition table:field-number="0" table:value="Schreibutensilien" table:operator="="/>
              <table:filter-condition table:field-number="0" table:value="Telefon" table:operator="="/>
              <table:filter-condition table:field-number="0" table:value="Telefon" table:operator="="/>
              <table:filter-condition table:field-number="0" table:value="Drucker" table:operator="="/>
              <table:filter-condition table:field-number="0" table:value="Telefon" table:operator="="/>
              <table:filter-condition table:field-number="0" table:value="Terminkalender" table:operator="="/>
              <table:filter-condition table:field-number="0" table:value="Stifte" table:operator="="/>
              <table:filter-condition table:field-number="0" table:value="Tisch" table:operator="="/>
              <table:filter-condition table:field-number="0" table:value="Papier" table:operator="="/>
              <table:filter-condition table:field-number="0" table:value="Lampe" table:operator="="/>
              <table:filter-condition table:field-number="0" table:value="Drucker" table:operator="="/>
              <table:filter-condition table:field-number="0" table:value="PC / Laptop" table:operator="="/>
              <table:filter-condition table:field-number="0" table:value="Telefon" table:operator="="/>
              <table:filter-condition table:field-number="0" table:value="Papier" table:operator="="/>
              <table:filter-condition table:field-number="0" table:value="Monitor" table:operator="="/>
              <table:filter-condition table:field-number="0" table:value="Schrank" table:operator="="/>
              <table:filter-condition table:field-number="0" table:value="Tastertur" table:operator="="/>
              <table:filter-condition table:field-number="0" table:value="Notizblock" table:operator="="/>
              <table:filter-condition table:field-number="0" table:value="Bürostuhl" table:operator="="/>
              <table:filter-condition table:field-number="0" table:value="Maus" table:operator="="/>
              <table:filter-condition table:field-number="0" table:value="Schreibblock" table:operator="="/>
              <table:filter-condition table:field-number="0" table:value="Kabel" table:operator="="/>
              <table:filter-condition table:field-number="0" table:value="Stifte" table:operator="="/>
              <table:filter-condition table:field-number="0" table:value="Drucker" table:operator="="/>
              <table:filter-condition table:field-number="0" table:value="Fenster" table:operator="="/>
              <table:filter-condition table:field-number="0" table:value="Regal/Schrank" table:operator="="/>
              <table:filter-condition table:field-number="0" table:value="Schreibtischstuhl" table:operator="="/>
              <table:filter-condition table:field-number="0" table:value="Aktenordner" table:operator="="/>
              <table:filter-condition table:field-number="0" table:value="W-Lan" table:operator="="/>
              <table:filter-condition table:field-number="0" table:value="Kalender" table:operator="="/>
              <table:filter-condition table:field-number="0" table:value="Drucker" table:operator="="/>
              <table:filter-condition table:field-number="0" table:value="Stift" table:operator="="/>
              <table:filter-condition table:field-number="0" table:value="Papier" table:operator="="/>
              <table:filter-condition table:field-number="0" table:value="Bildschirm" table:operator="="/>
              <table:filter-condition table:field-number="0" table:value="PC" table:operator="="/>
              <table:filter-condition table:field-number="0" table:value="Regale" table:operator="="/>
              <table:filter-condition table:field-number="0" table:value="Bilder von Familie" table:operator="="/>
              <table:filter-condition table:field-number="0" table:value="Drucker" table:operator="="/>
              <table:filter-condition table:field-number="0" table:value="Kaffee" table:operator="="/>
              <table:filter-condition table:field-number="0" table:value="Drucker" table:operator="="/>
              <table:filter-condition table:field-number="0" table:value="Telefon" table:operator="="/>
              <table:filter-condition table:field-number="0" table:value="Tastatur" table:operator="="/>
              <table:filter-condition table:field-number="0" table:value="Kaffeetasse" table:operator="="/>
              <table:filter-condition table:field-number="0" table:value="Bucher" table:operator="="/>
              <table:filter-condition table:field-number="0" table:value="Lampe" table:operator="="/>
              <table:filter-condition table:field-number="0" table:value="Drucker" table:operator="="/>
              <table:filter-condition table:field-number="0" table:value="Stifte" table:operator="="/>
              <table:filter-condition table:field-number="0" table:value="Stifte" table:operator="="/>
              <table:filter-condition table:field-number="0" table:value="Aktenschrank" table:operator="="/>
              <table:filter-condition table:field-number="0" table:value="Telefon" table:operator="="/>
              <table:filter-condition table:field-number="0" table:value="Kaffeemaschine" table:operator="="/>
              <table:filter-condition table:field-number="0" table:value="Computer" table:operator="="/>
              <table:filter-condition table:field-number="0" table:value="Schreibtischlampe" table:operator="="/>
              <table:filter-condition table:field-number="0" table:value="Taschenrechner" table:operator="="/>
              <table:filter-condition table:field-number="0" table:value="Licht" table:operator="="/>
              <table:filter-condition table:field-number="0" table:value="Telefon" table:operator="="/>
              <table:filter-condition table:field-number="0" table:value="Schreibmittel" table:operator="="/>
              <table:filter-condition table:field-number="0" table:value="Block" table:operator="="/>
              <table:filter-condition table:field-number="0" table:value="Drucker" table:operator="="/>
              <table:filter-condition table:field-number="0" table:value="Telefon" table:operator="="/>
              <table:filter-condition table:field-number="0" table:value="Uhr" table:operator="="/>
              <table:filter-condition table:field-number="0" table:value="Aktenordner" table:operator="="/>
              <table:filter-condition table:field-number="0" table:value="Telefon" table:operator="="/>
              <table:filter-condition table:field-number="0" table:value="Aktenordner" table:operator="="/>
              <table:filter-condition table:field-number="0" table:value="Maus" table:operator="="/>
              <table:filter-condition table:field-number="0" table:value="Locher" table:operator="="/>
              <table:filter-condition table:field-number="0" table:value="Drucker" table:operator="="/>
              <table:filter-condition table:field-number="0" table:value="Computermaus" table:operator="="/>
              <table:filter-condition table:field-number="0" table:value="Dokumente" table:operator="="/>
              <table:filter-condition table:field-number="0" table:value="Schreibtischunterlage" table:operator="="/>
              <table:filter-condition table:field-number="0" table:value="Regal" table:operator="="/>
              <table:filter-condition table:field-number="0" table:value="Scanner" table:operator="="/>
              <table:filter-condition table:field-number="0" table:value="Lampe" table:operator="="/>
              <table:filter-condition table:field-number="0" table:value="Blätter" table:operator="="/>
              <table:filter-condition table:field-number="0" table:value="Locher" table:operator="="/>
              <table:filter-condition table:field-number="0" table:value="Ablage" table:operator="="/>
              <table:filter-condition table:field-number="0" table:value="Heizung" table:operator="="/>
              <table:filter-condition table:field-number="0" table:value="Internetverbindung" table:operator="="/>
              <table:filter-condition table:field-number="0" table:value="Wasserflasche/ Glas" table:operator="="/>
              <table:filter-condition table:field-number="0" table:value="Drucker" table:operator="="/>
              <table:filter-condition table:field-number="0" table:value="Papier" table:operator="="/>
              <table:filter-condition table:field-number="0" table:value="Mülleimer" table:operator="="/>
              <table:filter-condition table:field-number="0" table:value="Papier" table:operator="="/>
              <table:filter-condition table:field-number="0" table:value="Taschenrechner" table:operator="="/>
              <table:filter-condition table:field-number="0" table:value="Kalender" table:operator="="/>
              <table:filter-condition table:field-number="0" table:value="Locher" table:operator="="/>
              <table:filter-condition table:field-number="0" table:value="Papierkorb" table:operator="="/>
              <table:filter-condition table:field-number="0" table:value="Schreibutensilien" table:operator="="/>
              <table:filter-condition table:field-number="0" table:value="Fenster" table:operator="="/>
              <table:filter-condition table:field-number="0" table:value="Wasserspender" table:operator="="/>
              <table:filter-condition table:field-number="0" table:value="Kopfhörer" table:operator="="/>
              <table:filter-condition table:field-number="0" table:value="Ordner" table:operator="="/>
              <table:filter-condition table:field-number="0" table:value="Lampe" table:operator="="/>
              <table:filter-condition table:field-number="0" table:value="Whiteboard" table:operator="="/>
              <table:filter-condition table:field-number="0" table:value="Bildschirm" table:operator="="/>
              <table:filter-condition table:field-number="0" table:value="Kaffee" table:operator="="/>
              <table:filter-condition table:field-number="0" table:value="Kugelschreiber" table:operator="="/>
              <table:filter-condition table:field-number="0" table:value="Regale" table:operator="="/>
              <table:filter-condition table:field-number="0" table:value="Schränke" table:operator="="/>
              <table:filter-condition table:field-number="0" table:value="Regale" table:operator="="/>
              <table:filter-condition table:field-number="0" table:value="Schere" table:operator="="/>
              <table:filter-condition table:field-number="0" table:value="Kugelschreiber" table:operator="="/>
              <table:filter-condition table:field-number="0" table:value="Getranke" table:operator="="/>
              <table:filter-condition table:field-number="0" table:value="Stifte" table:operator="="/>
              <table:filter-condition table:field-number="0" table:value="Internetrouter" table:operator="="/>
              <table:filter-condition table:field-number="0" table:value="Locher" table:operator="="/>
              <table:filter-condition table:field-number="0" table:value="Drucker" table:operator="="/>
              <table:filter-condition table:field-number="0" table:value="Aktenordner" table:operator="="/>
              <table:filter-condition table:field-number="0" table:value="Ordner" table:operator="="/>
              <table:filter-condition table:field-number="0" table:value="Büroklammern" table:operator="="/>
              <table:filter-condition table:field-number="0" table:value="Schreibtischlampe" table:operator="="/>
              <table:filter-condition table:field-number="0" table:value="Büroklammern" table:operator="="/>
              <table:filter-condition table:field-number="0" table:value="Locher" table:operator="="/>
              <table:filter-condition table:field-number="0" table:value="Uhr" table:operator="="/>
              <table:filter-condition table:field-number="0" table:value="Schrank" table:operator="="/>
              <table:filter-condition table:field-number="0" table:value="Pflanzen" table:operator="="/>
              <table:filter-condition table:field-number="0" table:value="Stifte" table:operator="="/>
              <table:filter-condition table:field-number="0" table:value="Wasser" table:operator="="/>
              <table:filter-condition table:field-number="0" table:value="Scanner" table:operator="="/>
              <table:filter-condition table:field-number="0" table:value="Telefon" table:operator="="/>
              <table:filter-condition table:field-number="0" table:value="XXX" table:operator="="/>
              <table:filter-condition table:field-number="0" table:value="Maus" table:operator="="/>
              <table:filter-condition table:field-number="0" table:value="Papier" table:operator="="/>
              <table:filter-condition table:field-number="0" table:value="Papier" table:operator="="/>
              <table:filter-condition table:field-number="0" table:value="Ohropax" table:operator="="/>
              <table:filter-condition table:field-number="0" table:value="Aktenordner" table:operator="="/>
              <table:filter-condition table:field-number="0" table:value="Ordner" table:operator="="/>
              <table:filter-condition table:field-number="0" table:value="Bleistift" table:operator="="/>
              <table:filter-condition table:field-number="0" table:value="Cognac" table:operator="="/>
              <table:filter-condition table:field-number="0" table:value="Papier" table:operator="="/>
              <table:filter-condition table:field-number="0" table:value="Pflanzen" table:operator="="/>
              <table:filter-condition table:field-number="0" table:value="Tacker" table:operator="="/>
              <table:filter-condition table:field-number="0" table:value="Stifte" table:operator="="/>
              <table:filter-condition table:field-number="0" table:value="Aktenschrank" table:operator="="/>
              <table:filter-condition table:field-number="0" table:value="Tacker" table:operator="="/>
              <table:filter-condition table:field-number="0" table:value="Textmarker" table:operator="="/>
              <table:filter-condition table:field-number="0" table:value="Kaffeemaschine" table:operator="="/>
              <table:filter-condition table:field-number="0" table:value="Kalender" table:operator="="/>
              <table:filter-condition table:field-number="0" table:value="Schreibtischlampe" table:operator="="/>
              <table:filter-condition table:field-number="0" table:value="Taschenrechner" table:operator="="/>
              <table:filter-condition table:field-number="0" table:value="Papier" table:operator="="/>
              <table:filter-condition table:field-number="0" table:value="Wasserkocher" table:operator="="/>
              <table:filter-condition table:field-number="0" table:value="Papier" table:operator="="/>
              <table:filter-condition table:field-number="0" table:value="Kuverts" table:operator="="/>
              <table:filter-condition table:field-number="0" table:value="BüroSchrank" table:operator="="/>
              <table:filter-condition table:field-number="0" table:value="Regal" table:operator="="/>
              <table:filter-condition table:field-number="0" table:value="XXX" table:operator="="/>
              <table:filter-condition table:field-number="0" table:value="Lampe" table:operator="="/>
              <table:filter-condition table:field-number="0" table:value="Drucker" table:operator="="/>
              <table:filter-condition table:field-number="0" table:value="Bücher" table:operator="="/>
              <table:filter-condition table:field-number="0" table:value="X" table:operator="="/>
              <table:filter-condition table:field-number="0" table:value="Dekoobjekte" table:operator="="/>
              <table:filter-condition table:field-number="0" table:value="Schreibtischunterlage" table:operator="="/>
              <table:filter-condition table:field-number="0" table:value="Lineal" table:operator="="/>
              <table:filter-condition table:field-number="0" table:value="Xxx" table:operator="="/>
              <table:filter-condition table:field-number="0" table:value="Telefon" table:operator="="/>
              <table:filter-condition table:field-number="0" table:value="Maus" table:operator="="/>
              <table:filter-condition table:field-number="0" table:value="Kaffeemaschine" table:operator="="/>
              <table:filter-condition table:field-number="0" table:value="Gummibaum" table:operator="="/>
              <table:filter-condition table:field-number="0" table:value="Locher" table:operator="="/>
              <table:filter-condition table:field-number="0" table:value="Locher" table:operator="="/>
              <table:filter-condition table:field-number="0" table:value="Schere" table:operator="="/>
              <table:filter-condition table:field-number="0" table:value="Pflanzen" table:operator="="/>
              <table:filter-condition table:field-number="0" table:value="Steckdosen" table:operator="="/>
              <table:filter-condition table:field-number="0" table:value="Kaffeeautomat" table:operator="="/>
              <table:filter-condition table:field-number="0" table:value="Bild" table:operator="="/>
              <table:filter-condition table:field-number="0" table:value="Stifte" table:operator="="/>
              <table:filter-condition table:field-number="0" table:value="Kaffeemaschine" table:operator="="/>
              <table:filter-condition table:field-number="0" table:value="Büroklammer" table:operator="="/>
              <table:filter-condition table:field-number="0" table:value="Pflanzen" table:operator="="/>
              <table:filter-condition table:field-number="0" table:value="Stifte" table:operator="="/>
            </table:filter-or>
          </table:filter>
        </table:database-range>
        <table:database-range table:name="__Anonymous_Sheet_DB__2" table:target-range-address="Sheet3.A1:Sheet3.A85" table:display-filter-buttons="true" table:orientation="column"/>
        <table:database-range table:name="__Anonymous_Sheet_DB__3" table:target-range-address="Sheet4.A1:Sheet4.B8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Sheet5.A1:Sheet5.B8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A1:Sheet6.B1048576"/>
        <table:database-range table:name="__Anonymous_Sheet_DB__6" table:target-range-address="Sheet7.F1:Sheet7.G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de" number:country="DE">
      <loext:text> </loext:text>
      <loext:fill-character> </loext:fill-character>
      <number:text>- € </number:text>
    </number:number-style>
    <number:text-style style:name="N10150" number:language="de" number:country="DE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 style:data-style-name="N2" text:time-value="21:03:26.367903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8:38.755121756</meta:creation-date>
    <dc:date>2019-09-16T21:56:14.237086737</dc:date>
    <meta:editing-duration>PT5H17M12S</meta:editing-duration>
    <meta:editing-cycles>7</meta:editing-cycles>
    <meta:generator>LibreOffice/6.0.7.3$Linux_X86_64 LibreOffice_project/00m0$Build-3</meta:generator>
    <meta:document-statistic meta:table-count="7" meta:cell-count="1557" meta:object-count="0"/>
  </office:meta>
</office:document-meta>
</file>